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1598in" svg:height="5.2496in" svg:x="10.6098in" svg:y="0.9831in">
            <draw:object draw:notify-on-update-of-ranges="Sheet1.B2:Sheet1.B39 Sheet1.B1:Sheet1.B1 Sheet1.A2:Sheet1.A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7728in" svg:height="3.8902in" svg:x="3.1425in" svg:y="1.6209in">
            <draw:object draw:notify-on-update-of-ranges="Sheet1.B11:Sheet1.B33 Sheet1.A11:Sheet1.A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, mg</text:p>
          </table:table-cell>
          <table:table-cell office:value-type="string" calcext:value-type="string">
            <text:p>U_termodvoika, mV</text:p>
          </table:table-cell>
          <table:table-cell table:number-columns-repeated="2"/>
          <table:table-cell office:value-type="string" calcext:value-type="string">
            <text:p>U_SOLENOID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24V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.37" calcext:value-type="float">
            <text:p>4.37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.58" calcext:value-type="float">
            <text:p>9.58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0.47" calcext:value-type="float">
            <text:p>10.47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1.08" calcext:value-type="float">
            <text:p>11.08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2.15" calcext:value-type="float">
            <text:p>12.15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2.53" calcext:value-type="float">
            <text:p>12.53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2.71" calcext:value-type="float">
            <text:p>12.71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2.74" calcext:value-type="float">
            <text:p>12.74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.77" calcext:value-type="float">
            <text:p>12.7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.77" calcext:value-type="float">
            <text:p>12.77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.8" calcext:value-type="float">
            <text:p>12.8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.82" calcext:value-type="float">
            <text:p>12.8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84" calcext:value-type="float">
            <text:p>12.8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85" calcext:value-type="float">
            <text:p>12.8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93" calcext:value-type="float">
            <text:p>12.9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95" calcext:value-type="float">
            <text:p>12.9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97" calcext:value-type="float">
            <text:p>12.9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97" calcext:value-type="float">
            <text:p>12.9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03" calcext:value-type="float">
            <text:p>13.0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6" calcext:value-type="float">
            <text:p>13.06</text:p>
          </table:table-cell>
          <table:table-cell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3.13" calcext:value-type="float">
            <text:p>13.13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3.13" calcext:value-type="float">
            <text:p>13.13</text:p>
          </table:table-cell>
          <table:table-cell table:number-columns-repeated="3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3.14" calcext:value-type="float">
            <text:p>13.14</text:p>
          </table:table-cell>
          <table:table-cell table:number-columns-repeated="3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3.17" calcext:value-type="float">
            <text:p>13.17</text:p>
          </table:table-cell>
          <table:table-cell table:number-columns-repeated="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3.15" calcext:value-type="float">
            <text:p>13.15</text:p>
          </table:table-cell>
          <table:table-cell table:number-columns-repeated="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3.17" calcext:value-type="float">
            <text:p>13.17</text:p>
          </table:table-cell>
          <table:table-cell table:number-columns-repeated="3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3.23" calcext:value-type="float">
            <text:p>13.23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3.23" calcext:value-type="float">
            <text:p>13.23</text:p>
          </table:table-cell>
          <table:table-cell table:number-columns-repeated="3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3.22" calcext:value-type="float">
            <text:p>13.22</text:p>
          </table:table-cell>
          <table:table-cell table:number-columns-repeated="3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3.24" calcext:value-type="float">
            <text:p>13.24</text:p>
          </table:table-cell>
          <table:table-cell table:number-columns-repeated="3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3.27" calcext:value-type="float">
            <text:p>13.2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0T16:33:33.636987600</meta:creation-date>
    <meta:generator>LibreOffice/6.4.7.2$Linux_X86_64 LibreOffice_project/40$Build-2</meta:generator>
    <dc:date>2023-01-17T11:01:07.104132232</dc:date>
    <meta:editing-duration>PT36M22S</meta:editing-duration>
    <meta:editing-cycles>3</meta:editing-cycles>
    <meta:document-statistic meta:table-count="1" meta:cell-count="8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727cm" svg:height="13.335cm" xlink:href=".." xlink:type="simple" chart:class="chart:scatter" chart:style-name="ch1">
        <chart:plot-area chart:style-name="ch2" table:cell-range-address="Sheet1.B1:Sheet1.B39 Sheet1.A2:Sheet1.A39" chart:data-source-has-labels="row" svg:x="1.425cm" svg:y="0.266cm" svg:width="18.888cm" svg:height="11.822cm">
          <chartooo:coordinate-region svg:x="2.337cm" svg:y="0.455cm" svg:width="17.709cm" svg:height="11.424cm"/>
          <chart:axis chart:dimension="x" chart:name="primary-x" chart:style-name="ch3">
            <chart:title svg:x="10.19cm" svg:y="12.354cm" chart:style-name="ch4">
              <text:p>U_T, mV</text:p>
            </chart:title>
          </chart:axis>
          <chart:axis chart:dimension="y" chart:name="primary-y" chart:style-name="ch3">
            <chart:title svg:x="0.451cm" svg:y="6.631cm" chart:style-name="ch5">
              <text:p>F, mg</text:p>
            </chart:title>
          </chart:axis>
          <chart:series chart:style-name="ch6" chart:values-cell-range-address="Sheet1.A2:Sheet1.A39" chart:label-cell-address="Sheet1.B1:Sheet1.B1" chart:class="chart:scatter">
            <chart:domain table:cell-range-address="Sheet1.B2:Sheet1.B39"/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_termodvoika, mV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Sheet1.B2:Sheet1.B39</svg:desc>
                </draw:g>
              </table:table-cell>
              <table:table-cell office:value-type="float" office:value="790">
                <text:p>790</text:p>
                <draw:g>
                  <svg:desc>Sheet1.A2:Sheet1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8">
                <text:p>9.08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58">
                <text:p>9.5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7">
                <text:p>10.47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08">
                <text:p>11.08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15">
                <text:p>12.15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53">
                <text:p>12.5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71">
                <text:p>12.7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74">
                <text:p>12.7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7">
                <text:p>12.7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7">
                <text:p>12.7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8">
                <text:p>12.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82">
                <text:p>12.8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84">
                <text:p>12.8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85">
                <text:p>12.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93">
                <text:p>12.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95">
                <text:p>12.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97">
                <text:p>12.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97">
                <text:p>12.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99">
                <text:p>12.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99">
                <text:p>12.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03">
                <text:p>13.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06">
                <text:p>13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13">
                <text:p>13.1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13">
                <text:p>13.1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14">
                <text:p>13.1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17">
                <text:p>13.1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15">
                <text:p>13.1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17">
                <text:p>13.17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23">
                <text:p>13.2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23">
                <text:p>13.2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22">
                <text:p>13.2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24">
                <text:p>13.2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27">
                <text:p>13.27</text:p>
              </table:table-cell>
              <table:table-cell office:value-type="float" office:value="-38">
                <text:p>-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204cm" svg:height="9.882cm" xlink:href=".." xlink:type="simple" chart:class="chart:scatter" chart:column-mapping="1 0" chart:style-name="ch1">
        <chart:plot-area chart:style-name="ch2" table:cell-range-address="Sheet1.A11:Sheet1.B33" svg:x="1.355cm" svg:y="0.197cm" svg:width="15.505cm" svg:height="8.507cm">
          <chartooo:coordinate-region svg:x="2.267cm" svg:y="0.396cm" svg:width="14.261cm" svg:height="8.109cm"/>
          <chart:axis chart:dimension="x" chart:name="primary-x" chart:style-name="ch3">
            <chart:title svg:x="8.613cm" svg:y="8.901cm" chart:style-name="ch4">
              <text:p>U, mV</text:p>
            </chart:title>
          </chart:axis>
          <chart:axis chart:dimension="y" chart:name="primary-y" chart:style-name="ch3">
            <chart:title svg:x="0.451cm" svg:y="4.904cm" chart:style-name="ch5">
              <text:p>F, mg</text:p>
            </chart:title>
          </chart:axis>
          <chart:series chart:style-name="ch6" chart:values-cell-range-address="Sheet1.A11:Sheet1.A33" chart:class="chart:scatter">
            <chart:domain table:cell-range-address="Sheet1.B11:Sheet1.B33"/>
            <chart:data-point chart:repeated="5"/>
            <chart:data-point chart:style-name="ch7" chart:repeated="4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53">
                <text:p>12.53</text:p>
                <draw:g>
                  <svg:desc>Sheet1.B11:Sheet1.B33</svg:desc>
                </draw:g>
              </table:table-cell>
              <table:table-cell office:value-type="float" office:value="809">
                <text:p>809</text:p>
                <draw:g>
                  <svg:desc>Sheet1.A11:Sheet1.A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71">
                <text:p>12.7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74">
                <text:p>12.7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77">
                <text:p>12.7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77">
                <text:p>12.7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82">
                <text:p>12.8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84">
                <text:p>12.8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85">
                <text:p>12.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93">
                <text:p>12.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95">
                <text:p>12.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97">
                <text:p>12.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97">
                <text:p>12.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9">
                <text:p>12.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99">
                <text:p>12.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03">
                <text:p>13.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06">
                <text:p>13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13">
                <text:p>13.1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13">
                <text:p>13.1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14">
                <text:p>13.1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17">
                <text:p>13.1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15">
                <text:p>13.15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